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2dfae7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fae7" officeooo:paragraph-rsid="002dfae7" style:text-blinking="false" fo:background-color="transparent"/>
    </style:style>
    <style:style style:name="P3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fae7" officeooo:paragraph-rsid="002dfae7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c8da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fae7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officeooo:rsid="002f59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3cm" fo:text-indent="-0.635cm" fo:margin-left="1.4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8cm" fo:text-indent="-0.635cm" fo:margin-left="7.198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ctividad</text:span><text:span text:style-name="T1">. </text:span><text:span text:style-name="T4">Testing de números por dígitos</text:span></text:p>
      <text:p text:style-name="P2">Solo sirve para testear las números por dígitos.</text:p>
      <text:p text:style-name="P2">Ejecutar y usar la flecha hacia la derecha para avanzar de test en test.</text:p>
      <text:p text:style-name="P2">Testea: </text:p>
      <text:list xml:id="list2472799900154517814" text:style-name="L1">
        <text:list-item>
          <text:p text:style-name="P3">poner número por dígitos</text:p>
        </text:list-item>
        <text:list-item>
          <text:p text:style-name="P3">sacar número por dígitos</text:p>
        </text:list-item>
        <text:list-item>
          <text:p text:style-name="P3">número por dígitos actual</text:p>
        </text:list-item>
        <text:list-item>
          <text:p text:style-name="P3">hay número por dígitos</text:p>
        </text:list-item>
        <text:list-item>
          <text:p text:style-name="P3">ocultar número por dígitos</text:p>
        </text:list-item>
        <text:list-item>
          <text:p text:style-name="P3">relevar número por dígitos</text:p>
        </text:list-item>
        <text:list-item>
          <text:p text:style-name="P3">número por dígitos oculto</text:p>
        </text:list-item>
        <text:list-item>
          <text:p text:style-name="P3"><text:span text:style-name="T5">h</text:span>ay número por dígitos oculto y no ocul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19T18:22:11.183000000</dc:date>
    <meta:editing-duration>PT16M42S</meta:editing-duration>
    <meta:editing-cycles>27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2" meta:word-count="73" meta:character-count="398" meta:non-whitespace-character-count="344"/>
  </office:meta>
</office:document-meta>
</file>